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b6f314a" officeooo:paragraph-rsid="1dfa314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b6f314a" officeooo:paragraph-rsid="1e9d4b8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9dbe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a0d8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6d485a"/>
    </style:style>
    <style:style style:name="T2" style:family="text">
      <style:text-properties style:text-underline-style="none" officeooo:rsid="17cb7444"/>
    </style:style>
    <style:style style:name="T3" style:family="text">
      <style:text-properties style:text-underline-style="none" officeooo:rsid="1d484334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text-underline-style="none" officeooo:rsid="1e0491ca" style:font-style-asian="normal" style:font-name-complex="標楷體" style:text-emphasize="none"/>
    </style:style>
    <style:style style:name="T5" style:family="text">
      <style:text-properties officeooo:rsid="1e9dd920"/>
    </style:style>
    <style:style style:name="T6" style:family="text">
      <style:text-properties style:font-name="Arial" officeooo:rsid="2e6d485a" style:font-name-asian="Arial"/>
    </style:style>
    <style:style style:name="T7" style:family="text">
      <style:text-properties style:font-name="Arial" officeooo:rsid="1e9dd920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8413783" text:style-name="L1">
        <text:list-item>
          <text:list>
            <text:list-item>
              <text:p text:style-name="P1"><text:bookmark-start text:name="假定，摩西升天記 是 暗喻、隱喻、提示（基督教 認定的）末日審判的 預言"/><text:span text:style-name="T2">假定，摩西升天記 是 暗喻、隱喻、提示</text:span><text:span text:style-name="T3">（基督教 認定的）</text:span><text:span text:style-name="T2">末日審判的 預言</text:span><text:bookmark-end text:name="假定，摩西升天記 是 暗喻、隱喻、提示（基督教 認定的）末日審判的 預言"/></text:p>
              <text:list>
                <text:list-item>
                  <text:p text:style-name="P2">摩西 <text:span text:style-name="T6">↔</text:span><text:span text:style-name="T1">（基督教 認定的）</text:span><text:span text:style-name="T4">先知</text:span><text:span text:style-name="T1">。</text:span></text:p>
                </text:list-item>
              </text:list>
            </text:list-item>
            <text:list-item>
              <text:p text:style-name="P3"><text:bookmark-start text:name="摩西升天記"/>摩西升天記<text:bookmark-end text:name="摩西升天記"/></text:p>
              <text:list>
                <text:list-item>
                  <text:p text:style-name="P4">陶罐 <text:span text:style-name="T7">↔</text:span><text:span text:style-name="T5"> </text:span>牧羊<text:span text:style-name="T5">人（為了 找尋 丟失的羊，往 洞穴 丟石頭）發現（藏有 聖經 羊皮紙）的 陶罐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3.575cm" fo:text-indent="-0.4cm" fo:margin-left="3.57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4cm" fo:margin-left="3.97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4.374cm" fo:text-indent="-0.4cm" fo:margin-left="4.37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775cm" fo:text-indent="-0.4cm" fo:margin-left="4.7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.175cm" fo:text-indent="-0.4cm" fo:margin-left="5.17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5.369cm" fo:text-indent="-1cm" fo:margin-left="6.36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974cm" fo:text-indent="-0.4cm" fo:margin-left="5.97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375cm" fo:text-indent="-0.4cm" fo:margin-left="6.37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775cm" fo:text-indent="-0.4cm" fo:margin-left="6.77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7.176cm" fo:text-indent="-0.4cm" fo:margin-left="7.17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40:33.769000000</dc:date>
    <meta:editing-duration>P11DT9H9M25S</meta:editing-duration>
    <meta:editing-cycles>7274</meta:editing-cycles>
    <meta:document-statistic meta:table-count="0" meta:image-count="0" meta:object-count="0" meta:page-count="1" meta:paragraph-count="4" meta:word-count="93" meta:character-count="112" meta:non-whitespace-character-count="97"/>
  </office:meta>
</office:document-meta>
</file>